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8_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Miriam Levy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a funeral oration/</text:p>
      <text:p text:style-name="P3">Kind friends! <text:s/>Have you come to mourn for the dead?/ <text:s/>stand then I pray you aside. <text:s/>Let not your sobbing be/ heard. <text:s/>Let not your tears flow in the presence of the/ bereaved. <text:s/>Why add to a sorrow, overwhelming, crushing?/ <text:s/>This unhappy mother has rank almost to the dregs the/ cup of affliction. <text:s/>She needs a drop of sweetness, which/ may temper its bitter, bitter taste. <text:s/>Miriam the virtuous/ wife of the man she had loved from childhood. <text:s/>Miriam/ the unsurpassingly industrious, yet the gentle hearted, the/ considerate, the dutiful daughter, diverted at times the/ mind of her surviving parent from the grievous past,/ and <text:span text:style-name="T2">he</text:span><text:span text:style-name="T4"> enlivened it with the bright anticipations of the/ future. <text:s/>But a blight has fallen on his hopes./ <text:s/>This disconsolate husband walked steadily in the light/ that issued from his cherished home. <text:s/>Suddenly/ darkness compassed him around. <text:s/>Oh! for a ray which/ may guide his footsteps! <text:s/>The face whose smile/ urged him in to duty has lost its radiance./ <text:s/>That must e indeed a heart of flint, when doe snot now/ yearn towards you with the deepest sympathy. <text:s/>For,/</text:span></text:p>
      <text:p text:style-name="P3"><text:span text:style-name="T4"/></text:p>
      <text:p text:style-name="P3"><text:span text:style-name="T4">[Page 2]</text:span></text:p>
      <text:p text:style-name="P3"><text:span text:style-name="T4">even the stones of the sacred altar, write our Sages, weep/ because of him, who buried the wife of his youth. <text:s/>Miriam/ was emphatically so. <text:s/>Nay more; she was the woman,/ whose abiding affection for you grew with her growth./ <text:s/></text:span><text:span text:style-name="T2">Speak not to</text:span><text:span text:style-name="T4"> History is not barren of instances in/ which the sentiments mutually entertained in the spring/ of life, lose in intensity as time leaves its traces upon our/ visage. <text:s/>Our own experience might point out cases illustra-/-tive of the sad fact that lovers have outlived their love./ <text:s/>But this sainted daughter of my people nourished a flame/ pure, inextinguishable. <text:s/>Speak not to </text:span><text:soft-page-break/><text:span text:style-name="T4">me of the/ happiness attending wealth Miriam Levy--without riches--/enjoyed that blessing. <text:s/>The dwelling of luxury cannot offer/ greater domestic delights than an humble abode afforded, during/ mine consecutive years, my lamented friend. <text:s/>For, she who/ was the moving spirit, exhibited so perfect a capacity to/ adapt the means to the end; so exceeding a degree of thriftiness,/ so much forethought, and amiability, that I do not over-/-draw the picture, when I apply to her the praise bestowed by/ the moralist of yore upon the virtuous Hebrew wife. <text:s/>"The heart/ of her husband did safely trust in her, and he saw not his gain/ diminish. <text:s/>She did him good and not evil, all the days of her/</text:span></text:p>
      <text:p text:style-name="P3"><text:span text:style-name="T4"/></text:p>
      <text:p text:style-name="P3"><text:span text:style-name="T4">[Page 3]</text:span></text:p>
      <text:p text:style-name="P3"><text:span text:style-name="T4">life. <text:s/>For, she girded her loins with strength, aye: she strengthened/ her own arms. <text:s/>She looked well to the ways of her household, and/ ate not the bread of idleness." <text:s/>Alas! that the exemplary/ wife, the fond mother, the respectful daughter, the kind/ friend is gone. <text:s/></text:span><text:span text:style-name="T5">She</text:span><text:span text:style-name="T6"> has gone to her lasting reward--and who/ more deserving of a halo round the sainted brow?--But/ you my innocent little creatures, you, deprived of her direction,/ and her counsel, will you rise hereafter and do her honor?..../ Who will shapen your course after the model she has left?/ <text:s/>Dear relatives of the deceased! <text:s/>The sound of her voice strikes yet/ on your ears. <text:s/>When Miriam saw Death beckoning to her/ to follow, her faint lips moved. <text:s/>She spoke words of love/ for you all. <text:s/>She invoked the God, whom she had faithfully/ served, to shower down upon you enduring blessings. <text:s/>But/ more than she could utter, did she silently prayed for with/ her departing breath. <text:s/>I am now the interpreter of that/ thought of a dying mother. <text:s/>She would that the five/ whom she nestled in her breast, might be tenderly cared/ for. <text:s/>She would that you vie with each other in striving to/ lighten the weight of their misfortune; to aid their father,/ bound to labor indefetagably[sic!] for their support, in rearing the-/-m she anxiously desired that they might be educated./</text:span></text:p>
      <text:p text:style-name="P3"><text:span text:style-name="T6"/></text:p>
      <text:p text:style-name="P3"><text:span text:style-name="T6">[Page 4]</text:span></text:p>
      <text:p text:style-name="P3"><text:span text:style-name="T6">A firm believer in the religion of Israel, she would that/ their surroundings impress them with reverence for the tenets/ and precepts entrusted to our guardianship. <text:s/>She would that/ your example bring them nigh to the fountain of consolation,/ the Lord God. <text:s/>In a word: she would that the virtues she/ highly possessed be engrafted on their tender souls./</text:span></text:p>
      <text:p text:style-name="P3"><text:span text:style-name="T6">Could my lamented friend speak but once more, you would hear/ this appeal "Husband, mother, people of my kin, and/ my own blood. <text:s/>Let those to whom I have given birth, learn/ to do good. <text:s/>When my sons shall have become conspicuous/ for their uprightness and their piety; when my daughter shall/ be noted for her virtues, then you will have proved that you held/ your Miriam in sacred remembrance, as she sought at your/ hands. <text:s/>Promise my friends ever her mortal/ remains that you will fulfil[sic!] her unexpressed but deeply-felt/ wish. <text:s/>That for her sake, you will study your every action, your/ words, that her dear ones may imbibe only what is </text:span><text:span text:style-name="T3">good</text:span><text:span text:style-name="T6"> holy, just/ and true. <text:s/>Promise that you will with a sweet accord of/ sentiments labor to give the bodily health, and the moral conduct/ of these innocent beings a sound and stable foundation./ <text:s/>And may God assist you in so noble a task. <text:s/>May He who wounds but also heals, bind up your bleeding hearts/ as He can divinely accomplish. <text:s/>May He chase away the sadness/ resting upon your countenances. <text:s/>May He grant that the performance of a high duty,/ &amp; the joy of its successful issue, </text:span><text:span text:style-name="T3">may</text:span><text:span text:style-name="T6"> all reconcile you to the untimely call from earth if one so lovely/ so pure &amp; so exemplar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4:28:07.22</meta:creation-date>
    <meta:document-statistic meta:table-count="0" meta:image-count="0" meta:object-count="0" meta:page-count="3" meta:paragraph-count="70" meta:word-count="1087" meta:character-count="6634"/>
    <dc:date>2012-10-25T14:48:10.92</dc:date>
    <meta:editing-duration>PT33S</meta:editing-duration>
    <meta:editing-cycles>1</meta:editing-cycles>
    <meta:generator>OpenOffice.org/3.4.1$Win32 OpenOffice.org_project/341m1$Build-9593</meta:generator>
  </office:meta>
</office:document-meta>
</file>